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FA3C69E9F179AE0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svg:stroke-color="#ffffff" draw:marker-start-width="0.509cm" draw:marker-end="Arrow" draw:marker-end-width="0.406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0.7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ffff" style:font-name="Fira Sans Book" fo:font-size="18pt" fo:font-weight="350" style:font-size-asian="18pt" style:font-size-complex="18pt"/>
    </style:style>
    <style:style style:name="P4" style:family="paragraph">
      <loext:graphic-properties draw:fill="none" draw:fill-color="#ffffff"/>
      <style:text-properties fo:color="#ffffff" style:font-name="Fira Sans Book" fo:font-size="18pt" fo:font-weight="350" style:font-size-asian="18pt" style:font-size-complex="18pt"/>
    </style:style>
    <style:style style:name="T1" style:family="text">
      <style:text-properties fo:color="#ffffff" style:font-name="Fira Sans Book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39cm" svg:height="9.929cm" svg:x="0cm" svg:y="0cm">
          <draw:image xlink:href="Pictures/100000000000040000000300FA3C69E9F179AE0E.jpg" xlink:type="simple" xlink:show="embed" xlink:actuate="onLoad">
            <text:p/>
          </draw:image>
        </draw:frame>
        <draw:line draw:style-name="gr2" draw:text-style-name="P2" draw:layer="layout" svg:x1="7.096cm" svg:y1="6.014cm" svg:x2="7.096cm" svg:y2="9.062cm">
          <text:p/>
        </draw:line>
        <draw:line draw:style-name="gr2" draw:text-style-name="P2" draw:layer="layout" svg:x1="7.096cm" svg:y1="6.014cm" svg:x2="6.207cm" svg:y2="2.27cm">
          <text:p/>
        </draw:line>
        <draw:frame draw:style-name="gr3" draw:text-style-name="P4" draw:layer="layout" svg:width="0.889cm" svg:height="1.017cm" svg:x="5.626cm" svg:y="1.354cm">
          <draw:text-box>
            <text:p text:style-name="P3"><text:span text:style-name="T1">N</text:span></text:p>
          </draw:text-box>
        </draw:frame>
        <draw:frame draw:style-name="gr3" draw:text-style-name="P4" draw:layer="layout" svg:width="0.889cm" svg:height="1.017cm" svg:x="6.627cm" svg:y="8.955cm">
          <draw:text-box>
            <text:p text:style-name="P3"><text:span text:style-name="T1">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208cm" fo:page-height="9.9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7T13:34:32.022198029</meta:creation-date>
    <dc:date>2017-10-07T13:40:03.252403818</dc:date>
    <meta:editing-duration>PT5M31S</meta:editing-duration>
    <meta:editing-cycles>1</meta:editing-cycles>
    <meta:document-statistic meta:object-count="5"/>
    <meta:generator>LibreOffice/5.1.6.2$Linux_X86_64 LibreOffice_project/10m0$Build-2</meta:generator>
  </office:meta>
</office:document-meta>
</file>